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8+, 16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rese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tio of BPM to actual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pmStart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 (not EQ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2:Sheet1.AMJ7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5-21T21:50:40.560992671</dc:date>
    <meta:editing-duration>P10DT4H57M</meta:editing-duration>
    <meta:editing-cycles>810</meta:editing-cycles>
    <meta:generator>LibreOffice/7.4.5.1$Linux_X86_64 LibreOffice_project/40$Build-1</meta:generator>
    <meta:document-statistic meta:table-count="1" meta:cell-count="6413" meta:object-count="0"/>
  </office:meta>
</office:document-meta>
</file>